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0000000400C24D232E6AC0BD06.png" manifest:media-type="image/png"/>
  <manifest:file-entry manifest:full-path="Pictures/1000000000000400000004002DE2F8A35B3BA8B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ffff00" fo:padding="0cm" fo:border="none" style:writing-mode="page">
        <style:background-image/>
      </style:table-cell-properties>
    </style:style>
    <style:style style:name="Table1.A2" style:family="table-cell">
      <style:table-cell-properties fo:padding="0cm" fo:border="none" style:writing-mode="page"/>
    </style:style>
    <style:style style:name="Table1.B2" style:family="table-cell">
      <style:table-cell-properties fo:padding="0cm" fo:border="none" style:writing-mode="page"/>
    </style:style>
    <style:style style:name="Table1.A3" style:family="table-cell">
      <style:table-cell-properties fo:padding="0cm" fo:border="none" style:writing-mode="page"/>
    </style:style>
    <style:style style:name="Table1.B3" style:family="table-cell">
      <style:table-cell-properties fo:padding="0cm" fo:border="none" style:writing-mode="page"/>
    </style:style>
    <style:style style:name="Table1.A4" style:family="table-cell">
      <style:table-cell-properties fo:padding="0cm" fo:border="none" style:writing-mode="page"/>
    </style:style>
    <style:style style:name="Table1.B4" style:family="table-cell">
      <style:table-cell-properties fo:padding="0cm" fo:border="none" style:writing-mode="page"/>
    </style:style>
    <style:style style:name="Table1.A5" style:family="table-cell">
      <style:table-cell-properties fo:padding="0cm" fo:border="none" style:writing-mode="page"/>
    </style:style>
    <style:style style:name="Table1.B5" style:family="table-cell">
      <style:table-cell-properties fo:padding="0cm" fo:border="none" style:writing-mode="page"/>
    </style:style>
    <style:style style:name="Table1.A6" style:family="table-cell">
      <style:table-cell-properties fo:padding="0cm" fo:border="none" style:writing-mode="page"/>
    </style:style>
    <style:style style:name="Table1.B6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end" style:justify-single-word="false"/>
      <style:text-properties officeooo:rsid="001b25b6" officeooo:paragraph-rsid="00095a24"/>
    </style:style>
    <style:style style:name="P2" style:family="paragraph" style:parent-style-name="Header">
      <style:paragraph-properties fo:text-align="end" style:justify-single-word="false"/>
      <style:text-properties officeooo:rsid="00191226" officeooo:paragraph-rsid="000828c3"/>
    </style:style>
    <style:style style:name="P3" style:family="paragraph" style:parent-style-name="Header">
      <style:paragraph-properties fo:text-align="end" style:justify-single-word="false"/>
      <style:text-properties fo:color="#ff0000" loext:opacity="100%" style:font-name="arial" fo:font-size="20pt" style:text-underline-style="solid" style:text-underline-width="auto" style:text-underline-color="font-color" fo:font-weight="bold" officeooo:rsid="00191226" officeooo:paragraph-rsid="000828c3" style:font-size-asian="20pt" style:font-weight-asian="bold" style:font-size-complex="20pt" style:font-weight-complex="bold"/>
    </style:style>
    <style:style style:name="P4" style:family="paragraph" style:parent-style-name="Header">
      <style:paragraph-properties fo:text-align="end" style:justify-single-word="false"/>
      <style:text-properties style:font-name="arial" officeooo:rsid="00191226" officeooo:paragraph-rsid="000828c3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rsid="00191226" officeooo:paragraph-rsid="000828c3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bold" officeooo:rsid="000828c3" officeooo:paragraph-rsid="000828c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bold" officeooo:rsid="00095a24" officeooo:paragraph-rsid="00095a2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0828c3" officeooo:paragraph-rsid="000828c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5pt" fo:font-weight="bold" officeooo:rsid="00191226" officeooo:paragraph-rsid="000828c3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5pt" fo:font-weight="bold" officeooo:rsid="00095a24" officeooo:paragraph-rsid="00095a24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5pt" fo:font-weight="bold" officeooo:rsid="000828c3" officeooo:paragraph-rsid="000828c3" style:font-size-asian="15pt" style:font-weight-asian="bold" style:font-size-complex="15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arial" fo:font-size="14pt" fo:font-weight="bold" officeooo:rsid="00191226" officeooo:paragraph-rsid="000828c3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12pt" officeooo:rsid="00191226" officeooo:paragraph-rsid="000828c3" style:font-size-asian="10.5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12pt" officeooo:rsid="00197401" officeooo:paragraph-rsid="000828c3" style:font-size-asian="10.5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size="12pt" officeooo:rsid="000828c3" officeooo:paragraph-rsid="000828c3" style:font-size-asian="10.5pt" style:font-size-complex="12pt"/>
    </style:style>
    <style:style style:name="P16" style:family="paragraph" style:parent-style-name="Text_20_body">
      <style:text-properties style:font-name="arial"/>
    </style:style>
    <style:style style:name="T1" style:family="text">
      <style:text-properties officeooo:rsid="000828c3"/>
    </style:style>
    <style:style style:name="T2" style:family="text">
      <style:text-properties style:font-name="arial" fo:font-size="15pt" style:font-size-asian="15pt" style:font-size-complex="15pt"/>
    </style:style>
    <style:style style:name="T3" style:family="text">
      <style:text-properties style:font-name="arial" fo:font-size="15pt" officeooo:rsid="000828c3" style:font-size-asian="15pt" style:font-size-complex="15pt"/>
    </style:style>
    <style:style style:name="T4" style:family="text">
      <style:text-properties style:font-name="arial" fo:font-size="2pt" fo:font-weight="normal" style:font-size-asian="1.75pt" style:font-weight-asian="normal" style:font-size-complex="2pt" style:font-weight-complex="normal"/>
    </style:style>
    <style:style style:name="T5" style:family="text">
      <style:text-properties officeooo:rsid="00095a2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095a24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3">1. </text:span></text:span><text:span text:style-name="Strong_20_Emphasis"><text:span text:style-name="T2">Objetivo da Reunião</text:span></text:span></text:h>
      <text:p text:style-name="Text_20_body"><text:span text:style-name="Strong_20_Emphasis"><text:span text:style-name="T4"/></text:span></text:p>
      <text:p text:style-name="P16"><text:tab/>Validar e consolidar os requisitos do sistema de gestão de alugueres de veículos, garantindo que todas as necessidades operacionais e de negócio estão corretamente refletidas na documentação.</text:p>
      <text:p text:style-name="Standard"/>
      <text:p text:style-name="P9">2. Participantes Presentes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Nome</text:p>
          </table:table-cell>
          <table:table-cell table:style-name="Table1.A1" office:value-type="string">
            <text:p text:style-name="P12">Posição</text:p>
          </table:table-cell>
        </table:table-row>
        <table:table-row>
          <table:table-cell table:style-name="Table1.A2" office:value-type="string">
            <text:p text:style-name="P13">Sr. Abílio</text:p>
          </table:table-cell>
          <table:table-cell table:style-name="Table1.B2" office:value-type="string">
            <text:p text:style-name="P13">Dono da empresa e Gestor da Stand de Felgueiras</text:p>
            <text:p text:style-name="P13"/>
          </table:table-cell>
        </table:table-row>
        <table:table-row>
          <table:table-cell table:style-name="Table1.A2" office:value-type="string">
            <text:p text:style-name="P15">Engenheiro Manuel</text:p>
          </table:table-cell>
          <table:table-cell table:style-name="Table1.B2" office:value-type="string">
            <text:p text:style-name="P14">Engenheiro de Análise de Dados</text:p>
            <text:p text:style-name="P14"/>
          </table:table-cell>
        </table:table-row>
        <table:table-row>
          <table:table-cell table:style-name="Table1.A2" office:value-type="string">
            <text:p text:style-name="P13">Engenheiro Hugo</text:p>
          </table:table-cell>
          <table:table-cell table:style-name="Table1.B2" office:value-type="string">
            <text:p text:style-name="P14">Engenheiro de Segurança de Dados</text:p>
            <text:p text:style-name="P14"/>
          </table:table-cell>
        </table:table-row>
        <table:table-row>
          <table:table-cell table:style-name="Table1.A5" office:value-type="string">
            <text:p text:style-name="P13">Engenheiro Tomás</text:p>
          </table:table-cell>
          <table:table-cell table:style-name="Table1.B5" office:value-type="string">
            <text:p text:style-name="P14">Engenheiro de Backend e Infraestrutura</text:p>
            <text:p text:style-name="P14"/>
          </table:table-cell>
        </table:table-row>
        <table:table-row>
          <table:table-cell table:style-name="Table1.A6" office:value-type="string">
            <text:p text:style-name="P13">Engenheiro Nelson</text:p>
          </table:table-cell>
          <table:table-cell table:style-name="Table1.B6" office:value-type="string">
            <text:p text:style-name="P14">Engenheiro de Base de Dados</text:p>
            <text:p text:style-name="P14"/>
          </table:table-cell>
        </table:table-row>
      </table:table>
      <text:p text:style-name="P5"/>
      <text:p text:style-name="P5"/>
      <text:p text:style-name="P11">3. <text:span text:style-name="T5">Validação dos Requisitos de Descrição</text:span></text:p>
      <text:p text:style-name="P8"/>
      <text:p text:style-name="P6"><text:span text:style-name="T6"><text:tab/>A reunião iniciou-se com a apresentação por parte do Tomás de todos os </text:span><text:span text:style-name="T8">R</text:span><text:span text:style-name="T7">equisitos </text:span><text:span text:style-name="T8">de Descrição</text:span><text:span text:style-name="T6"> identificados para o sistema. Foram revistos em detalhe os aspetos relacionados com a gestão de veículos, incluindo campos obrigatórios como matrícula, categoria, estado, marca e modelo. O Sr. Abílio destacou durante esta análise a importância de se fazer uma distinção clara entre veículos ligeiros e comerciais no sistema, e reforçou a necessidade do campo "data de inspeção" ser obrigatório para garantir o cumprimento de todas as normas legais aplicáveis.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10"><text:soft-page-break/>4. Validação dos Requisitos de Manipulação</text:p>
      <text:p text:style-name="P7"><text:span text:style-name="T6"/></text:p>
      <text:p text:style-name="P7"><text:span text:style-name="T6"><text:tab/>O Hugo demonstrou em seguida o protótipo desenvolvido para os </text:span><text:span text:style-name="T7">relatórios automatizados diários</text:span><text:span text:style-name="T6">, que incluirá informação sobre o número de alugueres realizados, lista de veículos alugados e dias restantes para conclusão dos alugueres ativos. Durante esta demonstração, foram identificadas algumas melhorias necessárias, nomeadamente a inclusão de filtros por Stand.</text:span></text:p>
      <text:p text:style-name="P7"><text:span text:style-name="T6"/></text:p>
      <text:p text:style-name="P7"><text:span text:style-name="T6"/></text:p>
      <text:p text:style-name="P10">5. Validação dos Requisitos de Controlo</text:p>
      <text:p text:style-name="P7"><text:span text:style-name="T6"/></text:p>
      <text:p text:style-name="P7"><text:span text:style-name="T6"><text:tab/>Seguidamente, o Manuel apresentou a estrutura proposta para as permissões e </text:span><text:span text:style-name="T7">controlo de acesso</text:span><text:span text:style-name="T6">, explicando os diferentes níveis de acesso planeados para administradores, funcionários e clientes. Neste ponto, o Sr. Abílio sugeriu a inclusão de uma funcionalidade adicional que permitisse aos gestores de Stand, como é o seu caso, acederem a relatórios consolidados com informação de todos os stands, e não apenas do seu.</text:span></text:p>
      <text:p text:style-name="P7"><text:span text:style-name="T6"/></text:p>
      <text:p text:style-name="P7"><text:span text:style-name="T6"/></text:p>
      <text:p text:style-name="P10">6. Próximos Passos</text:p>
      <text:p text:style-name="P7"><text:span text:style-name="T6"/></text:p>
      <text:p text:style-name="P7"><text:span text:style-name="T6"><text:tab/>No final da reunião, ficou definido que o próximo passo será o desenvolvimento do </text:span>Modelo Concetual<text:span text:style-name="T6"> e, mais tarde, do </text:span>Modelo Lógico<text:span text:style-name="T6">. A equipa de trabalho também teve a oportunidade de assegurar o Sr. Abílio quanto ao cumprimento do prazo de entrega previsto e também assegurando que o Plano de Execução anteriormente apresentado estava a ser cumprid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loext:opacity="100%" style:font-name="arial" fo:font-size="20pt" style:text-underline-style="solid" style:text-underline-width="auto" style:text-underline-color="font-color" fo:font-weight="bold" officeooo:rsid="00191226" officeooo:paragraph-rsid="000828c3" style:font-size-asian="20pt" style:font-weight-asian="bold" style:font-size-complex="20pt" style:font-weight-complex="bold"/>
    </style:style>
    <style:style style:name="MP2" style:family="paragraph" style:parent-style-name="Header">
      <style:paragraph-properties fo:text-align="end" style:justify-single-word="false"/>
      <style:text-properties officeooo:rsid="00191226" officeooo:paragraph-rsid="000828c3"/>
    </style:style>
    <style:style style:name="MP3" style:family="paragraph" style:parent-style-name="Header">
      <style:paragraph-properties fo:text-align="end" style:justify-single-word="false"/>
      <style:text-properties style:font-name="arial" officeooo:rsid="00191226" officeooo:paragraph-rsid="000828c3"/>
    </style:style>
    <style:style style:name="MP4" style:family="paragraph" style:parent-style-name="Footer">
      <style:paragraph-properties fo:text-align="end" style:justify-single-word="false"/>
      <style:text-properties officeooo:rsid="001b25b6" officeooo:paragraph-rsid="00095a24"/>
    </style:style>
    <style:style style:name="MT1" style:family="text">
      <style:text-properties officeooo:rsid="000828c3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0.316cm" svg:y="-0.291cm" svg:width="3.404cm" svg:height="3.404cm" draw:z-index="0"><draw:image xlink:href="Pictures/1000000000000400000004002DE2F8A35B3BA8B4.png" xlink:type="simple" xlink:show="embed" xlink:actuate="onLoad" draw:mime-type="image/png"/></draw:frame><text:span text:style-name="MT1">Validação</text:span> d<text:span text:style-name="MT1">os</text:span> Requisitos</text:p>
        <text:p text:style-name="MP2"/>
        <text:p text:style-name="MP3">Data: <text:span text:style-name="MT1">20</text:span>/03/2025 <text:s text:c="14"/></text:p>
        <text:p text:style-name="MP3">Horário: 10h00 <text:s text:c="17"/></text:p>
        <text:p text:style-name="MP3">Local: Stand de Felgueiras</text:p>
      </style:header>
      <style:footer>
        <text:p text:style-name="MP4"><draw:frame draw:style-name="Mfr1" draw:name="Image4" text:anchor-type="char" svg:x="0.309cm" svg:y="-0.15cm" svg:width="3.325cm" svg:height="3.325cm" draw:z-index="2"><draw:image xlink:href="Pictures/100000000000040000000400C24D232E6AC0BD06.png" xlink:type="simple" xlink:show="embed" xlink:actuate="onLoad" draw:mime-type="image/png"/></draw:frame></text:p>
        <text:p text:style-name="MP4"/>
        <text:p text:style-name="MP4"/>
        <text:p text:style-name="MP4">@<text:span text:style-name="MT2">Trivial BD</text:span></text:p>
        <text:p text:style-name="MP4"/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8T20:15:07.805838097</meta:creation-date>
    <dc:date>2025-04-18T20:37:40.632034263</dc:date>
    <meta:editing-duration>PT10M48S</meta:editing-duration>
    <meta:editing-cycles>1</meta:editing-cycles>
    <meta:document-statistic meta:table-count="1" meta:image-count="2" meta:object-count="0" meta:page-count="2" meta:paragraph-count="28" meta:word-count="364" meta:character-count="2454" meta:non-whitespace-character-count="2080"/>
    <meta:generator>LibreOffice/7.3.7.2$Linux_X86_64 LibreOffice_project/30$Build-2</meta:generator>
  </office:meta>
</office:document-meta>
</file>